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/>
    </style:style>
    <style:style style:name="P2" style:family="paragraph" style:parent-style-name="Standard" style:list-style-name="L1">
      <style:text-properties style:font-name="Liberation Sans" officeooo:paragraph-rsid="000f9cc2"/>
    </style:style>
    <style:style style:name="P3" style:family="paragraph" style:parent-style-name="Standard" style:list-style-name="L2">
      <style:text-properties style:font-name="Liberation Sans"/>
    </style:style>
    <style:style style:name="P4" style:family="paragraph" style:parent-style-name="Standard" style:list-style-name="L3">
      <style:text-properties style:font-name="Liberation Sans"/>
    </style:style>
    <style:style style:name="P5" style:family="paragraph" style:parent-style-name="Standard" style:list-style-name="L4">
      <style:text-properties style:font-name="Liberation Sans"/>
    </style:style>
    <style:style style:name="P6" style:family="paragraph" style:parent-style-name="Standard" style:list-style-name="L5">
      <style:text-properties style:font-name="Liberation Sans"/>
    </style:style>
    <style:style style:name="P7" style:family="paragraph" style:parent-style-name="Standard" style:list-style-name="L6">
      <style:text-properties style:font-name="Liberation Sans"/>
    </style:style>
    <style:style style:name="P8" style:family="paragraph" style:parent-style-name="Standard" style:list-style-name="L7">
      <style:text-properties style:font-name="Liberation Sans"/>
    </style:style>
    <style:style style:name="P9" style:family="paragraph" style:parent-style-name="Standard">
      <style:text-properties style:font-name="Liberation Sans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weight="bold" style:font-weight-asian="bold" style:font-weight-complex="bold"/>
    </style:style>
    <style:style style:name="P11" style:family="paragraph" style:parent-style-name="Standard">
      <style:text-properties style:font-name="Liberation Sans" fo:font-style="italic" style:font-style-asian="italic" style:font-style-complex="italic"/>
    </style:style>
    <style:style style:name="P12" style:family="paragraph" style:parent-style-name="Standard">
      <style:text-properties style:font-name="Liberation Sans" fo:font-style="italic" officeooo:paragraph-rsid="000f9cc2" style:font-style-asian="italic" style:font-style-complex="italic"/>
    </style:style>
    <style:style style:name="P13" style:family="paragraph" style:parent-style-name="Standard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 style:list-style-name="L8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officeooo:rsid="00112d4f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ample Translation</text:p>
      <text:p text:style-name="P9"><text:bookmark text:name="user-content-loosely-packed-nanospheres"/>Loosely Packed Nanospheres</text:p>
      <text:p text:style-name="P12"><text:bookmark text:name="user-content-nanoparticles"/>Nanoparticles</text:p>
      <text:list xml:id="list3179313934" text:style-name="L1">
        <text:list-item>
          <text:p text:style-name="P2">IOS-11 : PMK18</text:p>
        </text:list-item>
        <text:list-item>
          <text:p text:style-name="P1">IOS-7 : KWi338</text:p>
        </text:list-item>
      </text:list>
      <text:p text:style-name="P13"><text:bookmark text:name="user-content-spin-coated-layers"/>Spin-Coated Layers</text:p>
      <text:list xml:id="list2856701643" text:style-name="L2">
        <text:list-item>
          <text:p text:style-name="P3">SC-IOS-11 : ES-S14</text:p>
        </text:list-item>
        <text:list-item>
          <text:p text:style-name="P3">8BL-15-IOS-11 : ES-S12</text:p>
        </text:list-item>
        <text:list-item>
          <text:p text:style-name="P3">8BL-40-IOS-11 : ES-S13</text:p>
        </text:list-item>
        <text:list-item>
          <text:p text:style-name="P3">SC-IOS-7 : ES-S17</text:p>
        </text:list-item>
        <text:list-item>
          <text:p text:style-name="P3">8BL-15-IOS-11 : ES-S15</text:p>
        </text:list-item>
        <text:list-item>
          <text:p text:style-name="P3">8BL-30-IOS-11 : ES-S16</text:p>
        </text:list-item>
      </text:list>
      <text:p text:style-name="P9"><text:bookmark text:name="user-content-monolayer"/>Monolayer</text:p>
      <text:p text:style-name="P11"><text:bookmark text:name="user-content-nanoparticles-1"/>Nanoparticles</text:p>
      <text:list xml:id="list769293670" text:style-name="L3">
        <text:list-item>
          <text:p text:style-name="P4">Ol-CoFe-C : DD67</text:p>
        </text:list-item>
        <text:list-item>
          <text:p text:style-name="P4">Ac-CoFe-C : AH11</text:p>
        </text:list-item>
        <text:list-item>
          <text:p text:style-name="P4">Ac-CoFe-C-2 : YF45</text:p>
        </text:list-item>
        <text:list-item>
          <text:p text:style-name="P4">Ac-CoFe-C-3 : AH22</text:p>
        </text:list-item>
        <text:list-item>
          <text:p text:style-name="P4">Ol-CoFe-S: DZ1521</text:p>
        </text:list-item>
        <text:list-item>
          <text:p text:style-name="P4">Ol-Fe-C-ML: DD199</text:p>
        </text:list-item>
      </text:list>
      <text:p text:style-name="P11"><text:bookmark text:name="user-content-monolayer-preparation"/>Monolayer<text:span text:style-name="T2">s</text:span></text:p>
      <text:list xml:id="list3663477027" text:style-name="L4">
        <text:list-item>
          <text:p text:style-name="P5">Ol-SV-None : DD172.1</text:p>
        </text:list-item>
        <text:list-item>
          <text:p text:style-name="P5">ML-SV-HexTet : DD192.Hex2.2</text:p>
        </text:list-item>
        <text:list-item>
          <text:p text:style-name="P5">ML-SV-PenOct : DD192.Pen2.2</text:p>
        </text:list-item>
        <text:list-item>
          <text:p text:style-name="P5">ML-SV-HexOct : DD192.Hex1.2</text:p>
        </text:list-item>
        <text:list-item>
          <text:p text:style-name="P5">ML-SV-HepOct : DD192.Hep1.2</text:p>
        </text:list-item>
        <text:list-item>
          <text:p text:style-name="P5">ML-OA-5t10-6 : DD212.5</text:p>
        </text:list-item>
        <text:list-item>
          <text:p text:style-name="P5">ML-OA-1t10-5 : DD212.6</text:p>
        </text:list-item>
        <text:list-item>
          <text:p text:style-name="P5">ML-OA-5t10-5 : DD212.7</text:p>
        </text:list-item>
        <text:list-item>
          <text:p text:style-name="P5">ML-OA-1t10-4 : DD212.8</text:p>
        </text:list-item>
        <text:list-item>
          <text:p text:style-name="P5">ML-Ac-CoFe-C : DD205.4</text:p>
        </text:list-item>
        <text:list-item>
          <text:p text:style-name="P5">ML-Ac-CoFe-C-2 : DD175.28</text:p>
        </text:list-item>
        <text:list-item>
          <text:p text:style-name="P5">Ol-CoFe-S-HexOct: DD117.3</text:p>
        </text:list-item>
        <text:list-item>
          <text:p text:style-name="P5">Ol-Fe-C-ML-HepOct: DD200.8</text:p>
        </text:list-item>
      </text:list>
      <text:p text:style-name="P9"><text:bookmark text:name="user-content-double-layers"/>Double Layers</text:p>
      <text:list xml:id="list3611451334" text:style-name="L5">
        <text:list-item>
          <text:p text:style-name="P6">DL-0.125% : DD213.7</text:p>
        </text:list-item>
        <text:list-item>
          <text:p text:style-name="P6">DL-0.25% : DD205.10</text:p>
        </text:list-item>
        <text:list-item>
          <text:p text:style-name="P6">DL-1.25% : DD205.3</text:p>
        </text:list-item>
        <text:list-item>
          <text:p text:style-name="P6">DL-1.25%-2 : DD205.12</text:p>
        </text:list-item>
        <text:list-item>
          <text:p text:style-name="P6">DL-2.5% : DD205.5</text:p>
        </text:list-item>
        <text:list-item>
          <text:p text:style-name="P6">DL-5% : DD205.6</text:p>
        </text:list-item>
      </text:list>
      <text:p text:style-name="P9"><text:bookmark text:name="user-content-colloidal-crystals"/>Colloidal Crystals</text:p>
      <text:p text:style-name="P11"><text:bookmark text:name="user-content-nanoparticles-2"/>Nanoparticles</text:p>
      <text:list xml:id="list3751478325" text:style-name="L6">
        <text:list-item>
          <text:p text:style-name="P7">Ol-Fe-C : DD144</text:p>
        </text:list-item>
      </text:list>
      <text:p text:style-name="P11">Colloidal Crystals</text:p>
      <text:list xml:id="list2462834586" text:style-name="L7">
        <text:list-item>
          <text:p text:style-name="P8">CC-Fe-0.25 : DD151.2</text:p>
        </text:list-item>
        <text:list-item>
          <text:p text:style-name="P8">CC-Fe-0.37 : DD151.28</text:p>
        </text:list-item>
        <text:list-item>
          <text:p text:style-name="P8">CC-Fe-0.50 : DD151.30</text:p>
        </text:list-item>
        <text:list-item>
          <text:p text:style-name="P8">CC-Fe-0.74 : DD151.3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AR PL SungtiL GB" style:font-family-asian="'AR PL SungtiL GB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Dresen</meta:initial-creator>
    <meta:creation-date>2019-03-13T09:37:12.553784884</meta:creation-date>
    <dc:date>2019-03-13T10:04:02.501970932</dc:date>
    <dc:creator>Dominique Dresen</dc:creator>
    <meta:editing-duration>PT11M39S</meta:editing-duration>
    <meta:editing-cycles>1</meta:editing-cycles>
    <meta:document-statistic meta:table-count="0" meta:image-count="0" meta:object-count="0" meta:page-count="1" meta:paragraph-count="49" meta:word-count="166" meta:character-count="981" meta:non-whitespace-character-count="902"/>
    <meta:generator>LibreOffice/6.0.7.3$Linux_X86_64 LibreOffice_project/00m0$Build-3</meta:generator>
  </office:meta>
</office:document-meta>
</file>